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serif" fo:font-size="11.25pt" fo:font-weight="bold" style:font-weight-asian="bold" style:font-weight-complex="bold"/>
    </style:style>
    <style:style style:name="T1" style:family="text">
      <style:text-properties officeooo:rsid="0009e4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.2.2 Indica, según tu opinión, cuáles son las principales ventajas y desventajas de cada tipo de adaptador.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16-05 </meta:initial-creator>
    <meta:creation-date>2020-01-08T15:53:47.685080239</meta:creation-date>
    <dc:date>2020-01-08T15:55:57.427238567</dc:date>
    <dc:creator>I116-05 </dc:creator>
    <meta:editing-duration>PT2M10S</meta:editing-duration>
    <meta:editing-cycles>1</meta:editing-cycles>
    <meta:document-statistic meta:table-count="0" meta:image-count="0" meta:object-count="0" meta:page-count="1" meta:paragraph-count="1" meta:word-count="17" meta:character-count="108" meta:non-whitespace-character-count="92"/>
    <meta:generator>LibreOffice/6.0.4.1$Linux_X86_64 LibreOffice_project/00m0$Build-1</meta:generator>
  </office:meta>
</office:document-meta>
</file>